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>
      <style:text-properties fo:font-size="11pt" style:font-size-asian="11pt" style:font-size-complex="11pt"/>
    </style:style>
    <style:style style:name="P14" style:family="paragraph" style:parent-style-name="Standard" style:list-style-name="L2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0">
      <style:text-properties fo:font-size="11pt" style:font-size-asian="11pt" style:font-size-complex="11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5"/>
    <style:style style:name="P24" style:family="paragraph" style:parent-style-name="Standard" style:list-style-name="L5">
      <style:text-properties fo:color="#000000" fo:font-size="11pt" style:font-size-asian="11pt" style:font-size-complex="11pt"/>
    </style:style>
    <style:style style:name="P25" style:family="paragraph" style:parent-style-name="Standard" style:list-style-name="L9">
      <style:text-properties fo:color="#000000" fo:font-size="11pt" style:font-size-asian="11pt" style:font-size-complex="11pt"/>
    </style:style>
    <style:style style:name="P26" style:family="paragraph" style:parent-style-name="Standard" style:list-style-name="L11">
      <style:text-properties fo:color="#000000" fo:font-size="11pt" style:font-size-asian="11pt" style:font-size-complex="11pt"/>
    </style:style>
    <style:style style:name="P27" style:family="paragraph" style:parent-style-name="Standard" style:list-style-name="L6"/>
    <style:style style:name="P28" style:family="paragraph" style:parent-style-name="Standard" style:list-style-name="L7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70ad47" fo:font-size="11pt" fo:font-weight="bold" style:font-size-asian="11pt" style:font-weight-asian="bold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ff3333" fo:font-size="11pt" style:font-size-asian="11pt" style:font-size-complex="11pt"/>
    </style:style>
    <style:style style:name="T6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color="#0066ff"/>
    </style:style>
    <style:style style:name="T8" style:family="text">
      <style:text-properties fo:color="#0066ff" fo:font-weight="bold" style:font-weight-asian="bold"/>
    </style:style>
    <style:style style:name="T9" style:family="text">
      <style:text-properties fo:color="#0066ff" fo:font-weight="bold" style:font-weight-asian="bold" style:font-weight-complex="bold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8872544493783047373" text:style-name="L1">
        <text:list-item>
          <text:p text:style-name="P13">Reconfiguration de la base de données : avec des tables et des vues. <text:span text:style-name="T9">Fait Karine</text:span></text:p>
        </text:list-item>
        <text:list-item>
          <text:p text:style-name="P13">Faire en sorte que chaque étudiant ayant une moyenne = NULL ne soit pas traiter → faire une fonction.</text:p>
        </text:list-item>
        <text:list-item>
          <text:p text:style-name="P13">Rajouter une colonne dans les tables des étudiants « atraiterFI-atraiterFA » (pour l'id du prof qui traitera le dossier) <text:span text:style-name="Police_20_par_20_défaut"><text:span text:style-name="T8">En cours Karine</text:span></text:span></text:p>
        </text:list-item>
        <text:list-item>
          <text:p text:style-name="P13">Faire les schémas de la base de données (schéma des tables et dépendances)</text:p>
        </text:list-item>
        <text:list-item>
          <text:p text:style-name="P13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1886926966153753367" text:style-name="L2">
        <text:list-item>
          <text:list>
            <text:list-item>
              <text:p text:style-name="P21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</text:span></text:span><text:span text:style-name="Police_20_par_20_défaut"><text:span text:style-name="T1"> </text:span></text:span><text:span text:style-name="Police_20_par_20_défaut"><text:span text:style-name="T3">Fait Glodie</text:span></text:span></text:p>
            </text:list-item>
            <text:list-item>
              <text:p text:style-name="P14">Pour le checkbox « se souvenir de moi » : faire en sorte que cette action fonctionne ou alors l'enlever. <text:span text:style-name="T9">Fait Karine (enlever)</text:span></text:p>
            </text:list-item>
            <text:list-item>
              <text:p text:style-name="P14">Prévoir un lien « mot de passe oublier », qui donne accès à un formulaire avec un champ email et identifiant qui permet le renvoie du mot de passe à l'utilisateur concerné. <text:span text:style-name="T9">Fait Karine</text:span></text:p>
            </text:list-item>
          </text:list>
        </text:list-item>
      </text:list>
      <text:p text:style-name="P1">Menu :</text:p>
      <text:p text:style-name="P3"/>
      <text:list xml:id="list1076909840386224472" text:style-name="L3">
        <text:list-item>
          <text:list>
            <text:list-item>
              <text:p text:style-name="P22"><text:span text:style-name="Police_20_par_20_défaut"><text:span text:style-name="T1">Rajouter un onglet « Mon profil » permettant aux utilisateurs de changer leur données personnel (mdp, identifiant) : sous forme de formulaire pré-rempli.</text:span></text:span><text:span text:style-name="Police_20_par_20_défaut"><text:span text:style-name="T1"> </text:span></text:span><text:span text:style-name="Police_20_par_20_défaut"><text:span text:style-name="T3">En cours</text:span></text:span><text:span text:style-name="Police_20_par_20_défaut"><text:span text:style-name="T3">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 :</text:p>
      <text:list xml:id="list2481701575354773438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</text:list>
        </text:list-item>
      </text:list>
      <text:p text:style-name="P3"/>
      <text:p text:style-name="P10">Accueil/Home :</text:p>
      <text:p text:style-name="P10"/>
      <text:list xml:id="list3616952135218988919" text:style-name="L5">
        <text:list-item>
          <text:list>
            <text:list-item>
              <text:p text:style-name="P23"><text:span text:style-name="Police_20_par_20_défaut"><text:span text:style-name="T4">Enlever le bouton Importer (l'importation se fera automatiquement)</text:span></text:span><text:span text:style-name="Police_20_par_20_défaut"><text:span text:style-name="T4"> </text:span></text:span><text:span text:style-name="Police_20_par_20_défaut"><text:span text:style-name="T3">Fait Glodie</text:span></text:span></text:p>
            </text:list-item>
            <text:list-item>
              <text:p text:style-name="P24">Qu'allons-nous mettre dans la page Home ? Si idée trouvé : mettre en place la page d'accueil, sinon enlever la page d'accueil. <text:span text:style-name="T9">Fait Karine (onglet enlevé pour l'instant)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6856991895789006943" text:style-name="L6">
        <text:list-item>
          <text:list>
            <text:list-item>
              <text:p text:style-name="P27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et une autre qui indique si l'élève a postulé dans les deux filières, si Oui celui-ci ne devra s 'afficher que dans le tableau «</text:span></text:span><text:span text:style-name="Police_20_par_20_défaut"><text:span text:style-name="T1"> Filière alternance ». pour se faire : une vue « EtudianFIFA » a été créé : faire en sorte que tous les élèves de cette vue ai leur colonne à TRUE (ou petite image check).</text:span></text:span></text:p>
            </text:list-item>
            <text:list-item>
              <text:p text:style-name="P27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</text:span></text:span><text:span text:style-name="Police_20_par_20_défaut"><text:span text:style-name="T1"> Baccalauréat, supprimé de la liste les élèves ayant postulé en alternance.</text:span></text:span></text:p>
            </text:list-item>
          </text:list>
        </text:list-item>
      </text:list>
      <text:list xml:id="list7091434204040506231" text:style-name="L7">
        <text:list-item>
          <text:list>
            <text:list-item>
              <text:p text:style-name="P28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Filière</text:p>
                                </text:list-item>
                                <text:list-item>
                                  <text:p text:style-name="P17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34620764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<text:soft-page-break/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47238575768262932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5"><text:tab/></text:span></text:span><text:span text:style-name="Police_20_par_20_défaut"><text:span text:style-name="T6">Côté Administrateur :</text:span></text:span></text:p>
      <text:p text:style-name="P11"/>
      <text:p text:style-name="P10">Espace Enseignant :</text:p>
      <text:list xml:id="list4064568182313993430" text:style-name="L9">
        <text:list-item>
          <text:list>
            <text:list-item>
              <text:p text:style-name="P25">Rendre les boutons « modifier » et « supprimer » cliquable et fonctionnel :</text:p>
              <text:list>
                <text:list-item>
                  <text:p text:style-name="P25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25">Supprimer : ce bouton permettra la suppression d'un enseignant dans la base de donnée, ATTENTION : La table identification a une colonne « id » qui numérote les enseignants selon leur ordre d'insertion, lors de la suppression, les id devront se mettre à jours afin de pouvoir se suivre à méditer .... <text:s/></text:p>
                </text:list-item>
              </text:list>
            </text:list-item>
          </text:list>
        </text:list-item>
      </text:list>
      <text:p text:style-name="P8"/>
      <text:p text:style-name="P3"/>
      <text:p text:style-name="P1">Dossier à Traiter :</text:p>
      <text:list xml:id="list160082393938005268" text:style-name="L10">
        <text:list-item>
          <text:list>
            <text:list-item>
              <text:p text:style-name="P20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</text:p>
            </text:list-item>
            <text:list-item>
              <text:p text:style-name="P20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20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6">Côté <text:s/>Enseignants:</text:span></text:span></text:p>
      <text:p text:style-name="P8"/>
      <text:p text:style-name="P8"/>
      <text:p text:style-name="P10">Espace Enseignant :</text:p>
      <text:list xml:id="list170551954" text:style-name="L5">
        <text:list-item>
          <text:list>
            <text:list-item>
              <text:p text:style-name="P23"><text:span text:style-name="Police_20_par_20_défaut"><text:span text:style-name="T4">Tableau enseignants : la colonne nom affiche l'id, il faut qu'elle affiche le Nom.</text:span></text:span><text:span text:style-name="Police_20_par_20_défaut"><text:span text:style-name="T4"> </text:span></text:span><text:span text:style-name="Police_20_par_20_défaut"><text:span text:style-name="T3">Fait Glodie</text:span></text:span></text:p>
            </text:list-item>
          </text:list>
        </text:list-item>
      </text:list>
      <text:p text:style-name="P11"/>
      <text:p text:style-name="P10">Dossier à Traiter :</text:p>
      <text:list xml:id="list6063115397710129222" text:style-name="L11">
        <text:list-item>
          <text:list>
            <text:list-item>
              <text:p text:style-name="P26">Pour chaque session d'enseignant : affichage dans un tableau des élèves qui leurs ont été affectés par l'administrateur.</text:p>
            </text:list-item>
            <text:list-item>
              <text:p text:style-name="P26">Forme du tableau : Nom, Prénom, Numéro, Moyenne, Bac, option, Bonus/malus, avis CE, champs pour la saisie des bonus/malus (dossier, lettre motivation, etc...)</text:p>
            </text:list-item>
            <text:list-item>
              <text:p text:style-name="P26">faire en sorte que les bonus/malus saisie par l'enseignant soient enregistré et pré-rempli même si celui-ci n'a pas fini tous ses saisies.</text:p>
            </text:list-item>
            <text:list-item>
              <text:p text:style-name="P26">Mettre en lien le nom ou le prénom qui permettra l'accès au dossier du candidat dans post bac (url fourni par Gérard).</text:p>
            </text:list-item>
            <text:list-item>
              <text:p text:style-name="P26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pan text:style-name="Police_20_par_20_défaut"><text:span text:style-name="T4"><text:tab/>- Calcul de la moyenne des bonus et malus affecté en tout pour voir rééquilibré le classement final en affecta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>karine OULD</meta:initial-creator>
    <dc:creator>karine OULD</dc:creator>
    <meta:creation-date>2015-03-11T16:35:00Z</meta:creation-date>
    <dc:date>2015-03-17T00:58:44</dc:date>
    <meta:editing-cycles>20</meta:editing-cycles>
    <meta:editing-duration>PT18H19M48S</meta:editing-duration>
    <meta:document-statistic meta:table-count="0" meta:image-count="0" meta:object-count="0" meta:page-count="2" meta:paragraph-count="52" meta:word-count="965" meta:character-count="5547"/>
    <meta:template xlink:type="simple" xlink:actuate="onRequest" xlink:title="" xlink:href="Normal.dotm"/>
  </office:meta>
</office:document-meta>
</file>